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9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13.5pt" fo:text-shadow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style:writing-mode="lr-tb"/>
    </style:style>
    <style:style style:name="P5" style:family="paragraph">
      <loext:graphic-properties draw:fill="none" draw:fill-color="#ffffff"/>
      <style:paragraph-properties fo:line-height="100%" style:writing-mode="lr-tb"/>
      <style:text-properties style:font-name="Segoe UI Semibold" fo:font-size="24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6" style:family="paragraph">
      <loext:graphic-properties draw:fill="none" draw:fill-color="#ffffff"/>
      <style:paragraph-properties fo:line-height="150%"/>
      <style:text-properties style:font-name="Arial" fo:font-size="24pt" fo:text-shadow="1pt 1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line-height="100%" style:writing-mode="lr-tb"/>
      <style:text-properties style:font-name="Segoe UI Semibold" fo:font-size="32pt" fo:font-style="italic" fo:text-shadow="none" style:font-size-asian="32pt" style:font-style-asian="italic" style:font-size-complex="32pt" style:font-style-complex="italic"/>
    </style:style>
    <style:style style:name="P9" style:family="paragraph">
      <loext:graphic-properties draw:fill="none" draw:fill-color="#ffffff"/>
      <style:paragraph-properties fo:line-height="100%" style:writing-mode="lr-tb"/>
      <style:text-properties style:font-name="Segoe UI Semibold" fo:font-size="24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style:text-position="super 58%" style:font-name="Arial" fo:font-size="18pt" fo:text-shadow="1pt 1pt" fo:font-weight="bold" style:font-size-asian="18pt" style:font-weight-asian="bold" style:font-size-complex="18pt" style:font-weight-complex="bold"/>
    </style:style>
    <style:style style:name="T6" style:family="text">
      <style:text-properties style:font-name="Segoe UI Semibold" fo:font-size="31pt" fo:font-style="italic" fo:text-shadow="none" fo:font-weight="bold" style:font-size-asian="31pt" style:font-style-asian="italic" style:font-weight-asian="bold" style:font-size-complex="3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1.016cm">
          <draw:text-box>
            <text:p text:style-name="P1"><text:span text:style-name="T1">Epistle</text:span></text:p>
            <text:p text:style-name="P1"><text:span text:style-name="T2">Romans 11:33 – 12: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7.766cm" svg:x="1.524cm" svg:y="0.952cm">
          <draw:text-box>
            <text:p text:style-name="P4"><text:span text:style-name="T3">33</text:span><text:span text:style-name="T4">God's riches, wisdom, and knowledge are so deep that it is impossible to explain his decisions or to understand his ways. <text:s/></text:span><text:span text:style-name="T3">34</text:span><text:span text:style-name="T4">"Who knows how the Lord thinks? Who can become his adviser?"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146cm" svg:height="6.263cm" svg:x="1.524cm" svg:y="0.952cm">
          <draw:text-box>
            <text:p text:style-name="P4"><text:span text:style-name="T5"><text:s/></text:span><text:span text:style-name="T3">35</text:span><text:span text:style-name="T4">Who gave the Lord something which the Lord must pay back? <text:s/></text:span><text:span text:style-name="T3">36</text:span><text:span text:style-name="T4">Everything is from him and by him and for him. Glory belongs to him forever! Ame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8" draw:layer="layout" svg:width="25.146cm" svg:height="8.2cm" svg:x="1.524cm" svg:y="0.952cm">
          <draw:text-box>
            <text:p text:style-name="P4"><text:span text:style-name="T3">1</text:span><text:span text:style-name="T4">Brothers and sisters, in view of all we have just shared about God's compassion, I encourage you to offer your bodies as living sacrifices, dedicated to God and pleasing to him. This kind of worship is appropriate for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8" draw:layer="layout" svg:width="24.638cm" svg:height="7.766cm" svg:x="1.524cm" svg:y="0.952cm">
          <draw:text-box>
            <text:p text:style-name="P4"><text:span text:style-name="T3">2 </text:span><text:span text:style-name="T4">Don't become like the people of this world. Instead, change the way you think. Then you will always be able to determine what God really wants--what is good, pleasing, and perfec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8" draw:layer="layout" svg:width="24.892cm" svg:height="4.89cm" svg:x="1.524cm" svg:y="0.952cm">
          <draw:text-box>
            <text:p text:style-name="P4"><text:span text:style-name="T3">3</text:span><text:span text:style-name="T4">Because of the kindness that God has shown me, I ask you not to think of yourselves more highly than you shou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8" draw:layer="layout" svg:width="24.638cm" svg:height="5.144cm" svg:x="1.524cm" svg:y="1.016cm">
          <draw:text-box>
            <text:p text:style-name="P4"><text:span text:style-name="T4">Instead, your thoughts should lead you to use good judgment based on what God has given each of you as believ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8" draw:layer="layout" svg:width="24.638cm" svg:height="7.766cm" svg:x="1.524cm" svg:y="1.016cm">
          <draw:text-box>
            <text:p text:style-name="P4"><text:span text:style-name="T3">4</text:span><text:span text:style-name="T4">Our bodies have many parts, but these parts don't all do the same thing. <text:s/></text:span><text:span text:style-name="T3">5</text:span><text:span text:style-name="T4">In the same way, even though we are many individuals, Christ makes us one body and individuals who are connected to each o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9" draw:layer="layout" svg:width="24.638cm" svg:height="7.766cm" svg:x="1.524cm" svg:y="1.016cm">
          <draw:text-box>
            <text:p text:style-name="P4"><text:span text:style-name="T3">6</text:span><text:span text:style-name="T4">God in his kindness gave each </text:span><text:span text:style-name="T6">of us different</text:span><text:span text:style-name="T4"> gifts. If your gift is speaking God's </text:span><text:span text:style-name="T6">word, make</text:span><text:span text:style-name="T4"> sure what you say agrees with the Christian fai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9" draw:layer="layout" svg:width="24.638cm" svg:height="5.334cm" svg:x="1.778cm" svg:y="1.016cm">
          <draw:text-box>
            <text:p text:style-name="P4"><text:span text:style-name="T3">7</text:span><text:span text:style-name="T4">If your gift is serving, then devote yourself to serving. If it is teaching, devote yourself to teaching. 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8" draw:layer="layout" svg:width="25.4cm" svg:height="8.2cm" svg:x="1.27cm" svg:y="0.952cm">
          <draw:text-box>
            <text:p text:style-name="P4"><text:span text:style-name="T3"><text:s/></text:span><text:span text:style-name="T3">8</text:span><text:span text:style-name="T4">If it is encouraging others, devote yourself to giving encouragement. If it is sharing, be generous. If it is leadership, lead enthusiastically. If it is helping people in need, help them cheerful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8-23T14:55:17.014000000</meta:creation-date>
    <dc:date>2017-08-24T19:44:31.848000000</dc:date>
    <meta:editing-duration>PT17M31S</meta:editing-duration>
    <meta:editing-cycles>5</meta:editing-cycles>
    <meta:generator>LibreOffice/5.4.0.3$Windows_X86_64 LibreOffice_project/7556cbc6811c9d992f4064ab9287069087d7f62c</meta:generator>
    <meta:document-statistic meta:object-count="54"/>
  </office:meta>
</office:document-meta>
</file>